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3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5" style:family="paragraph" style:parent-style-name="Standard">
      <style:text-properties style:font-name="Times New Roman" fo:font-style="normal" style:font-style-asian="normal" style:font-style-complex="normal"/>
    </style:style>
    <style:style style:name="P6" style:family="paragraph" style:parent-style-name="Standard">
      <style:paragraph-properties fo:orphans="2" fo:widows="2"/>
      <style:text-properties style:font-name="Times New Roman" fo:font-style="normal" style:font-style-asian="normal" style:font-style-complex="normal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text-position="0% 100%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1" style:family="paragraph" style:parent-style-name="Standard">
      <style:paragraph-properties fo:keep-with-next="always"/>
      <style:text-properties fo:font-weight="bold" style:font-weight-asian="bold" style:font-weight-complex="bold"/>
    </style:style>
    <style:style style:name="P12" style:family="paragraph" style:parent-style-name="Standard" style:master-page-name="">
      <style:paragraph-properties style:page-number="auto" fo:keep-with-next="always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style:text-position="0% 100%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4" style:family="paragraph" style:parent-style-name="Text_20_body">
      <style:paragraph-properties fo:margin-top="0in" fo:margin-bottom="0in"/>
      <style:text-properties style:text-position="0% 100%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5" style:family="paragraph" style:parent-style-name="Standard">
      <style:text-properties style:text-position="0% 100%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6" style:family="paragraph" style:parent-style-name="Text_20_body">
      <style:text-properties style:text-position="0% 100%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Text_20_body" style:list-style-name="L1">
      <style:paragraph-properties fo:margin-top="0in" fo:margin-bottom="0in"/>
    </style:style>
    <style:style style:name="P18" style:family="paragraph" style:parent-style-name="Text_20_body">
      <style:paragraph-properties fo:margin-top="0in" fo:margin-bottom="0in"/>
      <style:text-properties style:text-position="0% 100%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/>
    </style:style>
    <style:style style:name="T3" style:family="text">
      <style:text-properties style:text-position="super 58%"/>
    </style:style>
    <style:style style:name="T4" style:family="text">
      <style:text-properties style:text-position="0% 100%" style:font-name="Times New Roman" fo:font-style="normal" style:font-name-asian="Times New Roman" style:font-style-asian="normal" style:font-name-complex="Times New Roman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Math: Notes on Lessons 54-57</text:p>
      <text:p text:style-name="P1">David A. Wheeler, 2009-12-04</text:p>
      <text:p text:style-name="P8"/>
      <text:p text:style-name="P9">Lesson 54: Parabolas</text:p>
      <text:p text:style-name="P2"/>
      <text:p text:style-name="P2">The general equation of a normal-width parabola that opens straight up or down is this:</text:p>
      <text:p text:style-name="P2"><draw:frame draw:style-name="fr1" draw:name="Object1" text:anchor-type="as-char" svg:width="1.428in" svg:height="0.21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Where:</text:p>
      <text:p text:style-name="P2">h : the axis of symmetry (the value of x where the parabola changes direction; minimum or maximum)</text:p>
      <text:p text:style-name="P2">k: the y-value at the axis of symmetry. <text:s/>Positive values move it up.</text:p>
      <text:p text:style-name="P2">sign: + or -. <text:s/>If +, the parabola opens up; if -, it opens down. <text:s/>(We’ll broaden this to any number.)</text:p>
      <text:p text:style-name="P2"/>
      <text:p text:style-name="P2">For some reason Saxon forgets to note “sign” in the general equation, though they discuss it.</text:p>
      <text:p text:style-name="P2"/>
      <text:p text:style-name="P2">So if you want a parabola that opens up, whose axis of symmetry is at x=2, and at that point, you want its y-value to be 3, that’s simply:</text:p>
      <text:p text:style-name="P2"><draw:frame draw:style-name="fr1" draw:name="Object2" text:anchor-type="as-char" svg:width="1.1409in" svg:height="0.215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If you’re given an equation of the form y=f(x), where x is a polynomial with largest exponent 2, you probably have a parabola of this form. <text:s/>If you factor it into the general form above, it’ll be much easier to graph and understand.</text:p>
      <text:p text:style-name="P2"/>
      <text:p text:style-name="P4">Lesson 55: Circular Permutations / Distinguishable Permutations</text:p>
      <text:p text:style-name="P7"/>
      <text:p text:style-name="P7">If you put things in a circle <text:span text:style-name="T1">and</text:span> there is no distinguished position in the circle (like a “head chair”), then there aren’t as many possible orderings. <text:s/>That’s because ABC and BCA are the “same order” when you put them in an (undistinguished) circle. <text:s/>These are called circular permutations. <text:s/>In a circular permutation, all “first” positions are identical, so there’s only one first position... then the rest of the positions are normal: n-1, n-2, and so on.</text:p>
      <text:p text:style-name="P7"/>
      <text:p text:style-name="P7">Recall that for n objects, there are n! normal (linear) permutations.</text:p>
      <text:p text:style-name="P7">For n objects, there are (n-1)! circular permutations (because the first “n” became “1”).</text:p>
      <text:p text:style-name="P7"/>
      <text:p text:style-name="P7">Circular permutations are uncommon, but <text:span text:style-name="T1">distinguishable</text:span> permutations happen all the time. <text:s/>So far, we’ve assumed that every one of the n objects is different (distinguishable), but this is often not true. <text:s/>What do you do when some of the objects are “the same”? <text:s/>E.G., instead of ABC you have MOO (where the Os are not distinguishable)? Or chess pieces, where the two knights of the same color are interchangeable?</text:p>
      <text:p text:style-name="P7"/>
      <text:p text:style-name="P7">The answer is that you determine how many permutations are actually the same (for your purposes). <text:s/>Then you can compute the number of distinguishable permutations = (permutations) / (permutations that are the same).</text:p>
      <text:p text:style-name="P7"/>
      <text:p text:style-name="P7">So for MOO, we have 3 letters. <text:s/>If they were distinguishable, you’d have 3! permutations. <text:s/>But the O’s are the same, so there are 2! permutations of Os (which are the same). <text:s/>The distinguishable permutations are (3!)/(2!) = 3. <text:s/>[The distinguishable permutations are MOO, OMO, and OOM.]</text:p>
      <text:p text:style-name="P7"><text:soft-page-break/></text:p>
      <text:p text:style-name="P7">When there are multiple groups that aren’t distinguishable, you multiply each group’s permutations together to get the “permutations that are the same”. <text:s/>So if there are 7 marbles, 3 red and 4 green, the number of distinguishable permutations = 7! / (3! <text:span text:style-name="T2">·</text:span> 4!) = (5<text:span text:style-name="T2">·</text:span>6<text:span text:style-name="T2">·</text:span>7)/(1<text:span text:style-name="T2">·</text:span>2<text:span text:style-name="T2">·</text:span>3) = (5<text:span text:style-name="T2">·</text:span>7) = 35.</text:p>
      <text:p text:style-name="P10"/>
      <text:p text:style-name="P10"><text:span text:style-name="T1">Longer example:</text:span> <text:s/>Grandmaster Bobby Fischer created a chess variant where there are many possible starting positions (typically picked at random). <text:s/>Given the method below for creating a starting position, how many different starting positions are possible? <text:s/>(Note: the back row of a chess board has 8 squares, alternating between 4 white and 4 black squares.)</text:p>
      <text:p text:style-name="P13">A method for creating a starting position:</text:p>
      <text:list xml:id="list29507703" text:style-name="L1">
        <text:list-item>
          <text:p text:style-name="P17">Place a bishop randomly on one of the 4 white squares</text:p>
        </text:list-item>
        <text:list-item>
          <text:p text:style-name="P17">Place a bishop randomly on one of the 4 black squares</text:p>
        </text:list-item>
        <text:list-item>
          <text:p text:style-name="P17">Place a queen randomly on one of the 6 remaining squares</text:p>
        </text:list-item>
        <text:list-item>
          <text:p text:style-name="P17">Place a knight randomly on one of the 5 remaining squares</text:p>
        </text:list-item>
        <text:list-item>
          <text:p text:style-name="P17">Place the other knight randomly on one of the 4 remaining squares</text:p>
        </text:list-item>
        <text:list-item>
          <text:p text:style-name="P17">There are 3 remaining squares: Fill them with rook, king, rook in that order. <text:s/>(In the real game, you then place all pawns in their usual squares, and Black’s pieces mirror White’s).</text:p>
        </text:list-item>
      </text:list>
      <text:p text:style-name="P14"/>
      <text:p text:style-name="P14">So, how many possible positions are there? <text:s/>If the knights were distinguishable, then we would have this many possible positions:</text:p>
      <text:p text:style-name="P14"><text:tab/>4 x 4 x 6 x 5 x 4 (x 1 for the rook-king-rook)</text:p>
      <text:p text:style-name="P14">But the two knights are not distinguishable; if you swapped them, there’d be no difference. <text:s/>So we must divide by the permutations of the knights = 2! = 2. So the number of possible distinguishable positions is:</text:p>
      <text:p text:style-name="P14"><text:tab/>4 x 4 x 6 x 5 x 4 (x 1) / (2) = 960 possible initial positions</text:p>
      <text:p text:style-name="P14"/>
      <text:p text:style-name="P7"/>
      <text:p text:style-name="P11">Lesson 56: TriangularAreas / Areas of Segments / Systems of Inequalities</text:p>
      <text:p text:style-name="P6"/>
      <text:p text:style-name="P5">Area of a triangle is simple (1/2) (base) (height). <text:s/>You already know that; but now that you know trig, you can compute heights that you couldn’t before. <text:s/>That’s all.</text:p>
      <text:p text:style-name="P5"/>
      <text:p text:style-name="P5">A sector of a circle is just the area bounded by two radii and an arc. <text:s/>The area of a sector (e.g., a piece of pie) is (angle/360)<text:span text:style-name="T2">π</text:span>r<text:span text:style-name="T3">2</text:span>. <text:s/>The segment of an arc is the sector, minus the triangle defined by the arc endpoints and the circle’s center. <text:s/>The area of segment is found by just using that definition - find the area of the circle, and subtract the area of the triangle.</text:p>
      <text:p text:style-name="P5"/>
      <text:p text:style-name="P5">You’ve already seen systems of inequalities with lines, e.g., y&gt; 2x-1 with y &lt; 3x+5. <text:s/>Basically, you can do this with any inequality, not just lines; they work the same way.</text:p>
      <text:p text:style-name="P5"/>
      <text:p text:style-name="P12">Lesson 57: Phase Shifts in Sinusoids / Period of a Sinusoid</text:p>
      <text:p text:style-name="P3"/>
      <text:p text:style-name="P10">The sine and cosine’s shape is a “sinusoid” (the adjective is “sinusoidal”). <text:s/>In fact, the cosine is exactly the same shape as the sine, but shifted by 90°. <text:s/>You can shift a sine or cosine by an arbitrary amount left or right by rewriting it as sin (θ-p), where p is the phase angle or phase shift. <text:s/>It’s just the amount moved left or right, but because the values of a sine or cosine are angles, that means the shift has to be <text:soft-page-break/>an angle measure too.</text:p>
      <text:p text:style-name="P10"/>
      <text:p text:style-name="P10">Because cos θ = sin (θ+90°), that means that cos θ is simply the sine, phase-shifted by -90°.</text:p>
      <text:p text:style-name="P10"/>
      <text:p text:style-name="P10">Normally sine and cosine repeat every 360°, but you can make them go through a full period (cycle) more or less rapidly by multiplying their parameter by some coefficient, e.g., sin kθ. <text:s/>The coefficient “k” determines the new period’s length:</text:p>
      <text:p text:style-name="P10"><draw:frame draw:style-name="fr2" draw:name="Object3" text:anchor-type="as-char" svg:y="0.0016in" svg:width="2.4701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0">You can combine phase shift and changing the period, too.</text:p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 of <text:page-count>3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A. Wheeler</meta:initial-creator>
    <meta:creation-date>2007-09-03T22:43:21</meta:creation-date>
    <dc:creator>David A. Wheeler</dc:creator>
    <dc:date>2008-12-04T09:46:16.46</dc:date>
    <meta:printed-by>David A. Wheeler</meta:printed-by>
    <meta:print-date>2008-12-01T22:30:27.90</meta:print-date>
    <meta:editing-cycles>242</meta:editing-cycles>
    <meta:editing-duration>PT28H41M36S</meta:editing-duration>
    <meta:document-statistic meta:table-count="0" meta:image-count="0" meta:object-count="3" meta:page-count="3" meta:paragraph-count="44" meta:word-count="1046" meta:character-count="58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y</math:mi>
        <math:mo math:stretchy="false">=</math:mo>
        <math:mrow>
          <math:mo math:stretchy="false">(</math:mo>
          <math:mi math:fontstyle="italic">sign</math:mi>
          <math:mo math:stretchy="false">)</math:mo>
        </math:mrow>
      </math:mrow>
      <math:mrow>
        <math:msup>
          <math:mrow>
            <math:mo math:stretchy="false">(</math:mo>
            <math:mrow>
              <math:mi>x</math:mi>
              <math:mo math:stretchy="false">−</math:mo>
              <math:mi>h</math:mi>
            </math:mrow>
            <math:mo math:stretchy="false">)</math:mo>
          </math:mrow>
          <math:mn>2</math:mn>
        </math:msup>
        <math:mo math:stretchy="false">+</math:mo>
        <math:mi>k</math:mi>
      </math:mrow>
    </math:mrow>
    <math:annotation math:encoding="StarMath 5.0">y = (sign) (x-h)^2 + k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y</math:mi>
      <math:mo math:stretchy="false">=</math:mo>
      <math:mrow>
        <math:mrow>
          <math:mo math:stretchy="false">+</math:mo>
          <math:msup>
            <math:mrow>
              <math:mo math:stretchy="false">(</math:mo>
              <math:mrow>
                <math:mi>x</math:mi>
                <math:mo math:stretchy="false">−</math:mo>
                <math:mn>2</math:mn>
              </math:mrow>
              <math:mo math:stretchy="false">)</math:mo>
            </math:mrow>
            <math:mn>2</math:mn>
          </math:msup>
        </math:mrow>
        <math:mo math:stretchy="false">+</math:mo>
        <math:mn>3</math:mn>
      </math:mrow>
    </math:mrow>
    <math:annotation math:encoding="StarMath 5.0">y = +(x-2)^2 + 3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>k</math:mi>
        <math:mo math:stretchy="false">=</math:mo>
        <math:mfrac>
          <math:mn>360</math:mn>
          <math:mrow>
            <math:mi math:fontstyle="italic">period</math:mi>
            <math:mi math:fontstyle="italic">degrees</math:mi>
          </math:mrow>
        </math:mfrac>
      </math:mrow>
      <math:mo math:stretchy="false">=</math:mo>
      <math:mfrac>
        <math:mrow>
          <math:mn>2</math:mn>
          <math:mo math:stretchy="false">π</math:mo>
        </math:mrow>
        <math:mrow>
          <math:mi math:fontstyle="italic">period</math:mi>
          <math:mi math:fontstyle="italic">radians</math:mi>
        </math:mrow>
      </math:mfrac>
    </math:mrow>
    <math:annotation math:encoding="StarMath 5.0">k = 360 over {period degrees} = {2 %pi} over {period radians}</math:annotation>
  </math:semantics>
</math:math>
</file>